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4970000033F7FE3413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.0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2cm" fo:min-width="0.0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.0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0.939cm"/>
    </style:style>
    <style:style style:name="gr7" style:family="graphic" style:parent-style-name="standard">
      <style:graphic-properties svg:stroke-width="0.05cm" svg:stroke-color="#ffffff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30.925cm" svg:height="21.874cm" svg:x="0.045cm" svg:y="0.029cm">
          <draw:image xlink:href="Pictures/10000000000004970000033F7FE34136.tif" xlink:type="simple" xlink:show="embed" xlink:actuate="onLoad">
            <text:p/>
          </draw:image>
        </draw:frame>
        <draw:g>
          <draw:custom-shape draw:style-name="gr2" draw:text-style-name="P1" draw:layer="layout" svg:width="30.748cm" svg:height="1.253cm" svg:x="0.188cm" svg:y="0.5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.546cm" svg:height="1.826cm" svg:x="23.441cm" svg:y="0.323cm">
            <draw:text-box>
              <text:p><text:span text:style-name="T1">A</text:span></text:p>
            </draw:text-box>
          </draw:frame>
        </draw:g>
        <draw:g>
          <draw:custom-shape draw:style-name="gr2" draw:text-style-name="P1" draw:layer="layout" svg:width="11.057cm" svg:height="13.154cm" svg:x="0.162cm" svg:y="1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1.507cm" svg:height="1.826cm" svg:x="9.29cm" svg:y="2.401cm">
            <draw:text-box>
              <text:p><text:span text:style-name="T1">B</text:span></text:p>
            </draw:text-box>
          </draw:frame>
        </draw:g>
        <draw:custom-shape draw:style-name="gr2" draw:text-style-name="P1" draw:layer="layout" svg:width="19.624cm" svg:height="13.154cm" svg:x="11.303cm" svg:y="1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1.506cm" svg:height="1.826cm" svg:x="22.918cm" svg:y="3.1cm">
          <draw:text-box>
            <text:p><text:span text:style-name="T1">C</text:span></text:p>
          </draw:text-box>
        </draw:frame>
        <draw:custom-shape draw:style-name="gr2" draw:text-style-name="P1" draw:layer="layout" svg:width="30.738cm" svg:height="5.796cm" svg:x="0.189cm" svg:y="15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518cm" svg:height="1.826cm" svg:x="22.858cm" svg:y="15.353cm">
          <draw:text-box>
            <text:p><text:span text:style-name="T1">D</text:span></text:p>
          </draw:text-box>
        </draw:frame>
        <draw:g>
          <draw:custom-shape draw:style-name="gr2" draw:text-style-name="P1" draw:layer="layout" svg:width="30.839cm" svg:height="0.722cm" svg:x="0.088cm" svg:y="21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2" draw:layer="layout" svg:width="1.439cm" svg:height="1.589cm" svg:x="22.832cm" svg:y="21.04cm">
            <draw:text-box>
              <text:p><text:span text:style-name="T2">E</text:span></text:p>
            </draw:text-box>
          </draw:frame>
        </draw:g>
        <draw:g>
          <draw:line draw:style-name="gr7" draw:text-style-name="P1" draw:layer="layout" svg:x1="0cm" svg:y1="1.892cm" svg:x2="30.877cm" svg:y2="1.892cm">
            <text:p/>
          </draw:line>
          <draw:line draw:style-name="gr7" draw:text-style-name="P1" draw:layer="layout" svg:x1="0cm" svg:y1="15.175cm" svg:x2="30.936cm" svg:y2="15.176cm">
            <text:p/>
          </draw:line>
          <draw:line draw:style-name="gr7" draw:text-style-name="P1" draw:layer="layout" svg:x1="0cm" svg:y1="21.105cm" svg:x2="30.936cm" svg:y2="21.106cm">
            <text:p/>
          </draw:line>
          <draw:line draw:style-name="gr7" draw:text-style-name="P1" draw:layer="layout" svg:x1="11.266cm" svg:y1="15.204cm" svg:x2="11.266cm" svg:y2="1.872cm">
            <text:p/>
          </draw:line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1.09cm" fo:page-height="21.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4cm" svg:x="1cm" svg:y="3.09cm" draw:page-number="1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Standard" style:page-layout-name="PM1" draw:style-name="Mdp1">
      <draw:frame presentation:style-name="Standard-title" draw:layer="backgroundobjects" svg:width="27.98cm" svg:height="3.671cm" svg:x="1.554cm" svg:y="0.876cm" presentation:class="title" presentation:placeholder="true">
        <draw:text-box/>
      </draw:frame>
      <draw:frame presentation:style-name="Standard-outline1" draw:layer="backgroundobjects" svg:width="27.98cm" svg:height="14.513cm" svg:x="1.554cm" svg:y="5.145cm" presentation:class="outline" presentation:placeholder="true">
        <draw:text-box/>
      </draw:frame>
      <draw:frame presentation:style-name="Mpr1" draw:text-style-name="MP1" draw:layer="backgroundobjects" svg:width="7.243cm" svg:height="1.516cm" svg:x="1.554cm" svg:y="20.0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854cm" svg:height="1.516cm" svg:x="10.632cm" svg:y="20.0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243cm" svg:height="1.516cm" svg:x="22.291cm" svg:y="20.032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fan Rödiger</meta:initial-creator>
    <meta:creation-date>2010-12-27T16:13:25</meta:creation-date>
    <dc:date>2010-12-28T14:24:28</dc:date>
    <dc:creator>Stefan Rödiger</dc:creator>
    <meta:editing-duration>PT00H10M53S</meta:editing-duration>
    <meta:editing-cycles>5</meta:editing-cycles>
    <meta:generator>OpenOffice.org/3.2$Linux OpenOffice.org_project/320m19$Build-9505</meta:generator>
    <meta:document-statistic meta:object-count="42"/>
  </office:meta>
</office:document-meta>
</file>